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01e6e7"/>
    </style:style>
    <style:style style:name="P6" style:family="paragraph" style:parent-style-name="Standard">
      <style:text-properties officeooo:paragraph-rsid="0002e31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1e6e7" style:font-size-asian="11pt" style:font-size-complex="11pt"/>
    </style:style>
    <style:style style:name="T3" style:family="text">
      <style:text-properties fo:font-size="11pt" officeooo:rsid="0002e312" style:font-size-asian="11pt" style:font-size-complex="11pt"/>
    </style:style>
    <style:style style:name="T4" style:family="text">
      <style:text-properties officeooo:rsid="0000e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ktikum <text:span text:style-name="T4">5</text:span>:</text:p>
      <text:p text:style-name="P1"/>
      <text:p text:style-name="P2">Aufgabe 1:</text:p>
      <text:p text:style-name="P3"/>
      <text:p text:style-name="Standard"><text:span text:style-name="T1">a) </text:span><text:span text:style-name="T2">Prozesse teilen sich, im Gegenstatz zu Threads, nicht standartmäßig den Speicher. Aber es gibt Mechanismem des OS die das Teilen von Speicherbereichen ermöglichen.</text:span></text:p>
      <text:p text:style-name="Standard"><text:span text:style-name="T2"/></text:p>
      <text:p text:style-name="P5"><text:span text:style-name="T2">b) <text:s/></text:span><text:span text:style-name="T3">Bei einem Lock kann nur ein Thread den kritischen Berreich betretten (Nur in einem Prozess). Bei einer Semaphore sind es <text:s/>“n” Threads (Kann von Prozessen geteilt werden).</text:span></text:p>
      <text:p text:style-name="P5"><text:span text:style-name="T3"/></text:p>
      <text:p text:style-name="P6"><text:span text:style-name="T3">c</text:span><text:span text:style-name="T2">) <text:s/></text:span><text:span text:style-name="T3">Erweiterung eines normalen Locks um eine weitere interne Variable. Variable stellt den Thread da, der wartet falls ein anderer Thread zur gleichen Zeit den kritischen Bereich betretten will. </text:span></text:p>
      <text:p text:style-name="P5"><text:span text:style-name="T3"/></text:p>
      <text:p text:style-name="Standard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creation-date>2020-05-01T09:08:00Z</meta:creation-date>
    <dc:date>2020-06-11T22:03:48.614347003</dc:date>
    <meta:editing-cycles>23</meta:editing-cycles>
    <meta:editing-duration>PT9M</meta:editing-duration>
    <meta:document-statistic meta:table-count="0" meta:image-count="0" meta:object-count="0" meta:page-count="1" meta:paragraph-count="5" meta:word-count="85" meta:character-count="557" meta:non-whitespace-character-count="473"/>
    <meta:template xlink:type="simple" xlink:actuate="onRequest" xlink:title="" xlink:href="../../Praktikum4/Praktikum4.odt/Normal"/>
  </office:meta>
</office:document-meta>
</file>